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'Arial Black'" style:font-family-asian="'Arial Black'" style:font-family-complex="'Arial Black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24"/>The project development phase </text:span></text:p>
      <text:p text:style-name="P1"><text:span text:style-name="T2"/></text:p>
      <text:p text:style-name="P1"><text:span text:style-name="T2">The project development phase of transparent education data management involves turning the project plan into a functional and operational system. Here are the key steps and considerations for this phase:</text:span></text:p>
      <text:p text:style-name="P1"><text:span text:style-name="T2"/></text:p>
      <text:p text:style-name="P1"><text:span text:style-name="T2">1.<text:s/></text:span><text:span text:style-name="T3">*Software Development</text:span><text:span text:style-name="T4">:</text:span></text:p>
      <text:p text:style-name="P1"><text:span text:style-name="T4">* If custom software is required, development teams begin building the data management system according to the specifications outlined in the project plan.</text:span></text:p>
      <text:p text:style-name="P1"><text:span text:style-name="T4"/></text:p>
      <text:p text:style-name="P1"><text:span text:style-name="T4">2.<text:s/></text:span><text:span text:style-name="T5">*Database Design</text:span><text:span text:style-name="T6">:</text:span></text:p>
      <text:p text:style-name="P1"><text:span text:style-name="T6">* Design and create the database structure for storing education data, ensuring that it is well-organized and scalable.</text:span></text:p>
      <text:p text:style-name="P1"><text:span text:style-name="T6"/></text:p>
      <text:p text:style-name="P1"><text:span text:style-name="T6">3.<text:s/></text:span><text:span text:style-name="T7">*Data Integration:</text:span></text:p>
      <text:p text:style-name="P1"><text:span text:style-name="T7">*<text:s/></text:span><text:span text:style-name="T8">Develop the necessary data integration processes to consolidate data from various sources into a unified database.</text:span></text:p>
      <text:p text:style-name="P1"><text:span text:style-name="T8"/></text:p>
      <text:p text:style-name="P1"><text:span text:style-name="T8">4.<text:s/></text:span><text:span text:style-name="T9">*User Interface (UI) Design</text:span><text:span text:style-name="T10">:</text:span></text:p>
      <text:p text:style-name="P1"><text:span text:style-name="T10">* Create user-friendly interfaces for educators, administrators, and other stakeholders to interact with the system. Ensure that the UI aligns with the user-centered design principles.</text:span></text:p>
      <text:p text:style-name="P1"><text:span text:style-name="T10"/></text:p>
      <text:p text:style-name="P1"><text:span text:style-name="T10">5.<text:s/></text:span><text:span text:style-name="T11">*Security Implementation:</text:span></text:p>
      <text:p text:style-name="P1"><text:span text:style-name="T11">*</text:span><text:span text:style-name="T12"><text:s/>Implement robust security measures, including encryption, access controls, and authentication mechanisms, to protect sensitive data.</text:span></text:p>
      <text:p text:style-name="P1"><text:span text:style-name="T12"/></text:p>
      <text:p text:style-name="P1"><text:span text:style-name="T12">6. *</text:span><text:span text:style-name="T13">Data Quality Assurance</text:span><text:span text:style-name="T14">:</text:span></text:p>
      <text:p text:style-name="P1"><text:span text:style-name="T14">* Establish data quality checks and validation processes to ensure data accuracy and consistency.</text:span></text:p>
      <text:p text:style-name="P1"><text:span text:style-name="T14"/></text:p>
      <text:p text:style-name="P1"><text:span text:style-name="T14">7.<text:s/></text:span><text:span text:style-name="T15">*Testing and Quality Assurance:</text:span></text:p>
      <text:p text:style-name="P1"><text:span text:style-name="T15">*<text:s/></text:span><text:span text:style-name="T16">Conduct thorough testing of the system to identify and resolve any technical issues or bugs. This includes functional, integration, and user acceptance testing.</text:span></text:p>
      <text:p text:style-name="P1"><text:span text:style-name="T16"/></text:p>
      <text:p text:style-name="P1"><text:span text:style-name="T16">8.<text:s/></text:span><text:span text:style-name="T17">*Feedback Integration:</text:span></text:p>
      <text:p text:style-name="P1"><text:span text:style-name="T17">*<text:s/></text:span><text:span text:style-name="T18">Incorporate user feedback collected during the pilot phase into the development process to make necessary improvements and refinements.</text:span></text:p>
      <text:p text:style-name="P1"><text:span text:style-name="T18"/></text:p>
      <text:p text:style-name="P1"><text:span text:style-name="T18">9.<text:s/></text:span><text:span text:style-name="T19">*Scalability and Performance</text:span><text:span text:style-name="T20">:</text:span></text:p>
      <text:p text:style-name="P1"><text:span text:style-name="T20">* Optimize the system for scalability and performance to ensure it can handle a growing volume of data and users.</text:span></text:p>
      <text:p text:style-name="P1"><text:span text:style-name="T20"/></text:p>
      <text:p text:style-name="P1"><text:span text:style-name="T20">10. *</text:span><text:span text:style-name="T21">API Development:</text:span></text:p>
      <text:p text:style-name="P1"><text:span text:style-name="T21">*<text:s/></text:span><text:span text:style-name="T22">If applicable, develop APIs to allow third-party applications or services to interact with the data management system.</text:span></text:p>
      <text:p text:style-name="P1"><text:span text:style-name="T22"/></text:p>
      <text:p text:style-name="P1"><text:span text:style-name="T22">11. *</text:span><text:span text:style-name="T23">Data Reporting and Analytics Tools:</text:span></text:p>
      <text:p text:style-name="P1"><text:span text:style-name="T23">*<text:s/></text:span><text:span text:style-name="T24">Integrate data reporting and analytics tools to provide stakeholders with valuable insights from the education data.</text:span></text:p>
      <text:p text:style-name="P1"><text:span text:style-name="T24"/></text:p>
      <text:p text:style-name="P1"><text:span text:style-name="T24">12. *</text:span><text:span text:style-name="T25">Compliance Measures:</text:span></text:p>
      <text:p text:style-name="P1"><text:span text:style-name="T25">*<text:s/></text:span><text:span text:style-name="T26">Ensure that the system complies with data privacy regulations, such as FERPA or GDPR, and implement mechanisms to monitor and maintain compliance.</text:span></text:p>
      <text:p text:style-name="P1"><text:span text:style-name="T26"/></text:p>
      <text:p text:style-name="P1"><text:span text:style-name="T26">13.<text:s/></text:span><text:span text:style-name="T27">*Documentation</text:span><text:span text:style-name="T28">:</text:span></text:p>
      <text:p text:style-name="P1"><text:span text:style-name="T28">* Create comprehensive documentation for the data management system, including technical documentation for developers and user manuals for end-users.</text:span></text:p>
      <text:p text:style-name="P1"><text:span text:style-name="T28"/></text:p>
      <text:p text:style-name="P1"><text:span text:style-name="T28">14. *</text:span><text:span text:style-name="T29">Training Programs:</text:span></text:p>
      <text:p text:style-name="P1"><text:span text:style-name="T29">*<text:s/></text:span><text:span text:style-name="T30">Develop and deliver training programs to educate users on how to effectively use the system. This may include in-person training sessions, online resources, and user support.</text:span></text:p>
      <text:p text:style-name="P1"><text:span text:style-name="T30"/></text:p>
      <text:p text:style-name="P1"><text:span text:style-name="T30">15. *</text:span><text:span text:style-name="T31">Data Migration</text:span><text:span text:style-name="T32">:</text:span></text:p>
      <text:p text:style-name="P1"><text:span text:style-name="T32">* If transitioning from existing systems, carry out the data migration process while ensuring data integrity and continuity.</text:span></text:p>
      <text:p text:style-name="P1"><text:span text:style-name="T32"/></text:p>
      <text:p text:style-name="P1"><text:span text:style-name="T32">16.<text:s/></text:span><text:span text:style-name="T33">*User Acceptance Testing:</text:span></text:p>
      <text:p text:style-name="P1"><text:span text:style-name="T33">*<text:s/></text:span><text:span text:style-name="T34">Involve end-users in acceptance testing to verify that the system meets their needs and expectations.</text:span></text:p>
      <text:p text:style-name="P1"><text:span text:style-name="T34"/></text:p>
      <text:p text:style-name="P1"><text:span text:style-name="T34">17. *</text:span><text:span text:style-name="T35">Pilot Implementation:</text:span></text:p>
      <text:p text:style-name="P1"><text:span text:style-name="T35">*</text:span><text:span text:style-name="T36"><text:s/>Deploy the system in a limited, controlled environment, such as one educational institution, and collect feedback from users.</text:span></text:p>
      <text:p text:style-name="P1"><text:span text:style-name="T36"/></text:p>
      <text:p text:style-name="P1"><text:span text:style-name="T36">18.<text:s/></text:span><text:span text:style-name="T37">*Refinements and Iterations:</text:span></text:p>
      <text:p text:style-name="P1"><text:span text:style-name="T37">*<text:s/></text:span><text:span text:style-name="T38">Based on feedback from the pilot implementation, make necessary refinements and improvements to the system.</text:span></text:p>
      <text:p text:style-name="P1"><text:span text:style-name="T38"/></text:p>
      <text:p text:style-name="P1"><text:span text:style-name="T38">19. *</text:span><text:span text:style-name="T39">Continuous Improvement</text:span><text:span text:style-name="T40">:</text:span></text:p>
      <text:p text:style-name="P1"><text:span text:style-name="T40">* Establish processes for ongoing system maintenance, updates, and continuous improvement based on user feedback and changing requirements.</text:span></text:p>
      <text:p text:style-name="P1"><text:span text:style-name="T40"/></text:p>
      <text:p text:style-name="P1"><text:span text:style-name="T40">20.<text:s/></text:span><text:span text:style-name="T41">*Change Management:</text:span></text:p>
      <text:p text:style-name="P1"><text:span text:style-name="T41">*<text:s/></text:span><text:span text:style-name="T42">Implement strategies for managing the transition to the new system, addressing resistance to change, and ensuring a smooth adoption process.</text:span></text:p>
      <text:p text:style-name="P1"><text:span text:style-name="T42"/></text:p>
      <text:p text:style-name="P1"><text:span text:style-name="T42">The development phase is a critical step in bringing the transparent education data management system to life. It requires technical expertise, rigorous testing, and a commitment to delivering a secure, reliable, and user-friendly solutio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